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language="ru" fo:country="RU"/>
    </style:style>
    <style:style style:name="P2" style:family="paragraph" style:parent-style-name="Heading_20_3">
      <style:text-properties fo:language="ru" fo:country="RU"/>
    </style:style>
    <style:style style:name="P3" style:family="paragraph" style:parent-style-name="Heading_20_3" style:list-style-name="Numbering_20_123">
      <style:text-properties fo:language="ru" fo:country="RU"/>
    </style:style>
    <style:style style:name="P4" style:family="paragraph" style:parent-style-name="Standard">
      <style:text-properties fo:language="ru" fo:country="RU" officeooo:paragraph-rsid="000b766c"/>
    </style:style>
    <style:style style:name="P5" style:family="paragraph" style:parent-style-name="Text_20_body">
      <style:text-properties fo:language="ru" fo:country="RU" officeooo:rsid="000b766c" officeooo:paragraph-rsid="000b766c"/>
    </style:style>
    <style:style style:name="P6" style:family="paragraph" style:parent-style-name="Text_20_body">
      <style:text-properties fo:language="ru" fo:country="RU" officeooo:rsid="000b766c" officeooo:paragraph-rsid="000d0e99"/>
    </style:style>
    <style:style style:name="P7" style:family="paragraph" style:parent-style-name="Text_20_body">
      <style:text-properties fo:language="ru" fo:country="RU" officeooo:rsid="001060a2" officeooo:paragraph-rsid="001060a2"/>
    </style:style>
    <style:style style:name="P8" style:family="paragraph" style:parent-style-name="Text_20_body">
      <style:text-properties fo:language="ru" fo:country="RU" officeooo:rsid="00137350" officeooo:paragraph-rsid="00137350"/>
    </style:style>
    <style:style style:name="P9" style:family="paragraph" style:parent-style-name="Text_20_body">
      <style:text-properties officeooo:rsid="000b766c" officeooo:paragraph-rsid="000b766c"/>
    </style:style>
    <style:style style:name="P10" style:family="paragraph" style:parent-style-name="Text_20_body">
      <style:text-properties officeooo:rsid="001060a2" officeooo:paragraph-rsid="001060a2"/>
    </style:style>
    <style:style style:name="T1" style:family="text">
      <style:text-properties officeooo:rsid="000b766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d0e99"/>
    </style:style>
    <style:style style:name="T4" style:family="text">
      <style:text-properties fo:language="en" fo:country="US" officeooo:rsid="000e58b9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e8682"/>
    </style:style>
    <style:style style:name="T7" style:family="text">
      <style:text-properties officeooo:rsid="000d0e99"/>
    </style:style>
    <style:style style:name="T8" style:family="text">
      <style:text-properties officeooo:rsid="000e58b9"/>
    </style:style>
    <style:style style:name="T9" style:family="text">
      <style:text-properties officeooo:rsid="001060a2"/>
    </style:style>
    <style:style style:name="T10" style:family="text">
      <style:text-properties officeooo:rsid="001222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Топикатор</text:h>
      <text:p text:style-name="P4"><text:span text:style-name="T1">Целью модуля является возможность реакции на сообщения от MQTT брокера.</text:span></text:p>
      <text:p text:style-name="P4"/>
      <text:h text:style-name="P2" text:outline-level="3">Общие положения</text:h>
      <text:p text:style-name="P5">На основании БД mosquitto реализуется паттерн «доска объявлений». </text:p>
      <text:p text:style-name="P5">Модуль устанавливается инсталлятором на целевой контроллер и запускается в виде сервиса.</text:p>
      <text:p text:style-name="P6">Настройки подключения хранятся в файле настроек yaml формата. </text:p>
      <text:p text:style-name="P6"><text:span text:style-name="T7">Правила преобразования хранятся в файле настроек. </text:span>Доступ управляется правами пользователя. <text:span text:style-name="T7">Все значения</text:span><text:span text:style-name="T3"> </text:span><text:span text:style-name="T4">(</text:span><text:span text:style-name="T8">системных и из пользовательских файлов)</text:span><text:span text:style-name="T3"> </text:span><text:span text:style-name="T7">объединяются.</text:span></text:p>
      <text:p text:style-name="P5"/>
      <text:h text:style-name="P2" text:outline-level="3">Этапы реализации</text:h>
      <text:list text:style-name="Numbering_20_123">
        <text:list-item>
          <text:list>
            <text:list-item>
              <text:list>
                <text:list-item>
                  <text:h text:style-name="P3" text:outline-level="3">Переименование топиков</text:h>
                </text:list-item>
              </text:list>
            </text:list-item>
          </text:list>
        </text:list-item>
      </text:list>
      <text:p text:style-name="P5">Имеется проблема: имена топиков (из сторонних источников) не соответствуют принятому формату или неудобны в использовании.</text:p>
      <text:p text:style-name="P5">Модуль берет список исходных и целевых имен топиков из файла — подписывается на сообщения брокера — и сохраняет пришедший контент с новым именем поэлементно. </text:p>
      <text:list text:continue-numbering="true" text:style-name="Numbering_20_123">
        <text:list-item>
          <text:list>
            <text:list-item>
              <text:list>
                <text:list-item>
                  <text:h text:style-name="P3" text:outline-level="3">Операции над контентом</text:h>
                </text:list-item>
              </text:list>
            </text:list-item>
          </text:list>
        </text:list-item>
      </text:list>
      <text:p text:style-name="P5">Имеется проблема: «сырые» данные, считанные из регистров периферии, могут быть некорректны/непрезентативны без дополнительной обработки (к примеру калибровки или преобразования единиц измерения). Сейчас данная <text:span text:style-name="T8">функциональность</text:span> размазана между драйверами устройств и визуализацией результатов измерений.</text:p>
      <text:p text:style-name="P5">Модуль берет <text:s/>список исходных и целевых имен топиков из файла, а так же математическую операцию, которую требуется выполнить над данными — подписывается на сообщения брокера — и сохраняет пришедший контент с новым именем <text:span text:style-name="T7">и значением</text:span> поэлементно. <text:span text:style-name="T8">Проверяется корректность входных данных.</text:span></text:p>
      <text:list text:continue-numbering="true" text:style-name="Numbering_20_123">
        <text:list-item>
          <text:list>
            <text:list-item>
              <text:list>
                <text:list-item>
                  <text:h text:style-name="P3" text:outline-level="3">Групповые операции</text:h>
                </text:list-item>
              </text:list>
            </text:list-item>
          </text:list>
        </text:list-item>
      </text:list>
      <text:p text:style-name="P9"><text:span text:style-name="T5">Проблема: события реального мира могут быть логически связанными — к примеру: включение даже одной лампочки в комнате означает наличие света в ней. Требуется возможность генерации событий по нескольким взаимосвязанным условиям.</text:span></text:p>
      <text:p text:style-name="P5"><text:span text:style-name="T5">Модуль берет <text:s/>список исходных и целевых имен топиков из файла, а так же </text:span>логическую<text:span text:style-name="T5"> операцию, которую требуется выполнить над данными — подписывается на сообщения брокера </text:span>по каждому исходному топику — по пришествии события применяет логическую операцию ко всем исходным данным — и сохраняет результат вычислений с <text:span text:style-name="T8">выходным</text:span> именем. </text:p>
      <text:list text:continue-numbering="true" text:style-name="Numbering_20_123">
        <text:list-item>
          <text:list>
            <text:list-item>
              <text:list>
                <text:list-item>
                  <text:h text:style-name="P3" text:outline-level="3"><text:soft-page-break/>Обработка по событию</text:h>
                </text:list-item>
              </text:list>
            </text:list-item>
          </text:list>
        </text:list-item>
      </text:list>
      <text:p text:style-name="P9"><text:span text:style-name="T5">Проблема: постоянное реагирование на изменения значений топиков может привести к лавинообразной обработке событий, а результат вычислений нигде использоваться не будет. В качестве примера — изме</text:span><text:span text:style-name="T6">р</text:span><text:span text:style-name="T5">ения датчика температуры нужны или периодически, или по запросу — нет смысла реагировать на шумы.</text:span></text:p>
      <text:p text:style-name="P5">Модуль берет <text:s/>список исходных и целевых имен топиков из файла, а так же логическую операцию, которую требуется выполнить над данными. Один из входо<text:span text:style-name="T9">в</text:span> помечается как «тактовый» - вычисления выполняются только по его изменению. </text:p>
      <text:p text:style-name="P8">Обработка событий выполняется без памяти (<text:span text:style-name="T2">QoS 0)</text:span></text:p>
      <text:p text:style-name="P5">В логические операции добавляются генераторы событий — по таймеру, по дате, положению звезд на небе..</text:p>
      <text:h text:style-name="P2" text:outline-level="3">Прочее</text:h>
      <text:p text:style-name="P10">Визуализация.</text:p>
      <text:p text:style-name="P10"><text:span text:style-name="T10">Обработка </text:span>Кеширован<text:span text:style-name="T10">ых</text:span> событий <text:span text:style-name="T2">QoS 2</text:span></text:p>
      <text:p text:style-name="P7">Пересылка сообщений в БД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1:33:37.722000000</meta:creation-date>
    <dc:date>2024-05-14T19:11:08.061000000</dc:date>
    <meta:editing-duration>PT7H37M27S</meta:editing-duration>
    <meta:editing-cycles>8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26" meta:word-count="357" meta:character-count="2744" meta:non-whitespace-character-count="2398"/>
  </office:meta>
</office:document-meta>
</file>